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412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CA Confidence</text:p>
          </table:table-cell>
          <table:table-cell table:style-name="ce3" office:value-type="string" calcext:value-type="string">
            <text:p>Rule</text:p>
          </table:table-cell>
          <table:table-cell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string" calcext:value-type="string">
            <text:p>?a <text:s/>&lt;dbo:deathPlace&gt; <text:s/>?f <text:s/>?b <text:s/>&lt;dbo:largestCity&gt; <text:s/>?f <text:s text:c="2"/>=&gt; ?a <text:s/>&lt;dbo:sportCountry&gt; <text:s/>?b</text:p>
          </table:table-cell>
          <table:table-cell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string" calcext:value-type="string">
            <text:p>?a <text:s/>&lt;dbo:largestCity&gt; <text:s/>?b <text:s/>?b <text:s/>&lt;dbo:region&gt; <text:s/>?a <text:s text:c="2"/>=&gt; ?a <text:s/>&lt;dbo:countySeat&gt; <text:s/>?b</text:p>
          </table:table-cell>
          <table:table-cell/>
        </table:table-row>
        <table:table-row table:style-name="ro1">
          <table:table-cell office:value-type="float" office:value="0.972575906" calcext:value-type="float">
            <text:p>0.97</text:p>
          </table:table-cell>
          <table:table-cell office:value-type="string" calcext:value-type="string">
            <text:p>?b <text:s/>&lt;dbo:isPartOf&gt; <text:s/>?a <text:s/>?a <text:s/>&lt;dbo:largestCity&gt; <text:s/>?b <text:s text:c="2"/>=&gt; ?a <text:s/>&lt;dbo:countySeat&gt; <text:s/>?b</text:p>
          </table:table-cell>
          <table:table-cell/>
        </table:table-row>
        <table:table-row table:style-name="ro1">
          <table:table-cell office:value-type="float" office:value="0.96875" calcext:value-type="float">
            <text:p>0.97</text:p>
          </table:table-cell>
          <table:table-cell office:value-type="string" calcext:value-type="string">
            <text:p>?a <text:s/>&lt;dbo:largestCity&gt; <text:s/>?b <text:s text:c="2"/>=&gt; ?a <text:s/>&lt;dbo:countySeat&gt; <text:s/>?b</text:p>
          </table:table-cell>
          <table:table-cell/>
        </table:table-row>
        <table:table-row table:style-name="ro1">
          <table:table-cell office:value-type="float" office:value="0.69924812" calcext:value-type="float">
            <text:p>0.70</text:p>
          </table:table-cell>
          <table:table-cell office:value-type="string" calcext:value-type="string">
            <text:p>?a <text:s/>&lt;dbo:countySeat&gt; <text:s/>?b <text:s text:c="2"/>=&gt; ?a <text:s/>&lt;dbo:largestCity&gt; <text:s/>?b</text:p>
          </table:table-cell>
          <table:table-cell/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string" calcext:value-type="string">
            <text:p>?a <text:s/>&lt;dbo:birthPlace&gt; <text:s/>?f <text:s/>?b <text:s/>&lt;dbo:largestCity&gt; <text:s/>?f <text:s text:c="2"/>=&gt; ?a <text:s/>&lt;dbo:sportCountry&gt; <text:s/>?b</text:p>
          </table:table-cell>
          <table:table-cell/>
        </table:table-row>
        <table:table-row table:style-name="ro1">
          <table:table-cell office:value-type="float" office:value="0.456043956" calcext:value-type="float">
            <text:p>0.46</text:p>
          </table:table-cell>
          <table:table-cell office:value-type="string" calcext:value-type="string">
            <text:p>?a <text:s/>&lt;dbo:largestCity&gt; <text:s/>?b <text:s text:c="2"/>=&gt; ?a <text:s/>&lt;dbo:capital&gt; <text:s/>?b</text:p>
          </table:table-cell>
          <table:table-cell/>
        </table:table-row>
        <table:table-row table:style-name="ro1">
          <table:table-cell office:value-type="float" office:value="0.432291667" calcext:value-type="float">
            <text:p>0.43</text:p>
          </table:table-cell>
          <table:table-cell office:value-type="string" calcext:value-type="string">
            <text:p>?a <text:s/>&lt;dbo:capital&gt; <text:s/>?b <text:s text:c="2"/>=&gt; ?a <text:s/>&lt;dbo:largestCity&gt; <text:s/>?b</text:p>
          </table:table-cell>
          <table:table-cell/>
        </table:table-row>
        <table:table-row table:style-name="ro1">
          <table:table-cell office:value-type="float" office:value="0.347826087" calcext:value-type="float">
            <text:p>0.35</text:p>
          </table:table-cell>
          <table:table-cell office:value-type="string" calcext:value-type="string">
            <text:p>?b <text:s/>&lt;dbo:largestCity&gt; <text:s/>?f <text:s/>?a <text:s/>&lt;dbo:placeOfBurial&gt; <text:s/>?f <text:s text:c="2"/>=&gt; ?a <text:s/>&lt;dbo:placeOfBurial&gt; <text:s/>?b</text:p>
          </table:table-cell>
          <table:table-cell/>
        </table:table-row>
        <table:table-row table:style-name="ro1">
          <table:table-cell office:value-type="float" office:value="0.277777778" calcext:value-type="float">
            <text:p>0.28</text:p>
          </table:table-cell>
          <table:table-cell office:value-type="string" calcext:value-type="string">
            <text:p>?e <text:s/>&lt;dbo:largestCity&gt; <text:s/>?b <text:s/>?a <text:s/>&lt;dbo:premierePlace&gt; <text:s/>?e <text:s text:c="2"/>=&gt; ?a <text:s/>&lt;dbo:premierePlace&gt; <text:s/>?b</text:p>
          </table:table-cell>
          <table:table-cell/>
        </table:table-row>
        <table:table-row table:style-name="ro1">
          <table:table-cell office:value-type="float" office:value="0.196808511" calcext:value-type="float">
            <text:p>0.20</text:p>
          </table:table-cell>
          <table:table-cell office:value-type="string" calcext:value-type="string">
            <text:p>?a <text:s/>&lt;dbo:billed&gt; <text:s/>?f <text:s/>?f <text:s/>&lt;dbo:largestCity&gt; <text:s/>?b <text:s text:c="2"/>=&gt; ?a <text:s/>&lt;dbo:billed&gt; <text:s/>?b</text:p>
          </table:table-cell>
          <table:table-cell/>
        </table:table-row>
        <table:table-row table:style-name="ro1">
          <table:table-cell office:value-type="float" office:value="0.185273159" calcext:value-type="float">
            <text:p>0.19</text:p>
          </table:table-cell>
          <table:table-cell office:value-type="string" calcext:value-type="string">
            <text:p>?a <text:s/>&lt;dbo:headquarter&gt; <text:s/>?f <text:s/>?b <text:s/>&lt;dbo:largestCity&gt; <text:s/>?f <text:s text:c="2"/>=&gt; ?a <text:s/>&lt;dbo:jurisdiction&gt; <text:s/>?b</text:p>
          </table:table-cell>
          <table:table-cell/>
        </table:table-row>
        <table:table-row table:style-name="ro1">
          <table:table-cell office:value-type="float" office:value="0.185273159" calcext:value-type="float">
            <text:p>0.19</text:p>
          </table:table-cell>
          <table:table-cell office:value-type="string" calcext:value-type="string">
            <text:p>?b <text:s/>&lt;dbo:largestCity&gt; <text:s/>?f <text:s/>?a <text:s/>&lt;dbo:location&gt; <text:s/>?f <text:s text:c="2"/>=&gt; ?a <text:s/>&lt;dbo:jurisdiction&gt; <text:s/>?b</text:p>
          </table:table-cell>
          <table:table-cell/>
        </table:table-row>
        <table:table-row table:style-name="ro1">
          <table:table-cell office:value-type="float" office:value="0.181818182" calcext:value-type="float">
            <text:p>0.18</text:p>
          </table:table-cell>
          <table:table-cell office:value-type="string" calcext:value-type="string">
            <text:p>?f <text:s/>&lt;dbo:largestCity&gt; <text:s/>?b <text:s/>?a <text:s/>&lt;dbo:placeOfBurial&gt; <text:s/>?f <text:s text:c="2"/>=&gt; ?a <text:s/>&lt;dbo:placeOfBurial&gt; <text:s/>?b</text:p>
          </table:table-cell>
          <table:table-cell/>
        </table:table-row>
        <table:table-row table:style-name="ro1">
          <table:table-cell office:value-type="float" office:value="0.181818182" calcext:value-type="float">
            <text:p>0.18</text:p>
          </table:table-cell>
          <table:table-cell office:value-type="string" calcext:value-type="string">
            <text:p>?f <text:s/>&lt;dbo:largestCity&gt; <text:s/>?b <text:s/>?a <text:s/>&lt;dbo:region&gt; <text:s/>?f <text:s text:c="2"/>=&gt; ?a <text:s/>&lt;dbo:municipality&gt; <text:s/>?b</text:p>
          </table:table-cell>
          <table:table-cell/>
        </table:table-row>
        <table:table-row table:style-name="ro1">
          <table:table-cell office:value-type="float" office:value="0.174603175" calcext:value-type="float">
            <text:p>0.17</text:p>
          </table:table-cell>
          <table:table-cell office:value-type="string" calcext:value-type="string">
            <text:p>?a <text:s/>&lt;dbo:city&gt; <text:s/>?f <text:s/>?b <text:s/>&lt;dbo:largestCity&gt; <text:s/>?f <text:s text:c="2"/>=&gt; ?a <text:s/>&lt;dbo:mouthCountry&gt; <text:s/>?b</text:p>
          </table:table-cell>
          <table:table-cell/>
        </table:table-row>
        <table:table-row table:style-name="ro1">
          <table:table-cell office:value-type="float" office:value="0.135135135" calcext:value-type="float">
            <text:p>0.14</text:p>
          </table:table-cell>
          <table:table-cell office:value-type="string" calcext:value-type="string">
            <text:p>?a <text:s/>&lt;dbo:deathPlace&gt; <text:s/>?f <text:s/>?b <text:s/>&lt;dbo:largestCity&gt; <text:s/>?f <text:s text:c="2"/>=&gt; ?a <text:s/>&lt;dbo:placeOfBurial&gt; <text:s/>?b</text:p>
          </table:table-cell>
          <table:table-cell/>
        </table:table-row>
        <table:table-row table:style-name="ro1">
          <table:table-cell office:value-type="float" office:value="0.128205128" calcext:value-type="float">
            <text:p>0.13</text:p>
          </table:table-cell>
          <table:table-cell office:value-type="string" calcext:value-type="string">
            <text:p>?a <text:s/>&lt;dbo:headquarter&gt; <text:s/>?f <text:s/>?b <text:s/>&lt;dbo:largestCity&gt; <text:s/>?f <text:s text:c="2"/>=&gt; ?a <text:s/>&lt;dbo:nationalAffiliation&gt; <text:s/>?b</text:p>
          </table:table-cell>
          <table:table-cell/>
        </table:table-row>
        <table:table-row table:style-name="ro1">
          <table:table-cell office:value-type="float" office:value="0.126467931" calcext:value-type="float">
            <text:p>0.13</text:p>
          </table:table-cell>
          <table:table-cell office:value-type="string" calcext:value-type="string">
            <text:p>?a <text:s/>&lt;dbo:assembly&gt; <text:s/>?f <text:s/>?b <text:s/>&lt;dbo:largestCity&gt; <text:s/>?f <text:s text:c="2"/>=&gt; ?a <text:s/>&lt;dbo:assembly&gt; <text:s/>?b</text:p>
          </table:table-cell>
          <table:table-cell/>
        </table:table-row>
        <table:table-row table:style-name="ro1">
          <table:table-cell office:value-type="float" office:value="0.116352201" calcext:value-type="float">
            <text:p>0.12</text:p>
          </table:table-cell>
          <table:table-cell office:value-type="string" calcext:value-type="string">
            <text:p>?a <text:s/>&lt;dbo:billed&gt; <text:s/>?f <text:s/>?b <text:s/>&lt;dbo:largestCity&gt; <text:s/>?f <text:s text:c="2"/>=&gt; ?a <text:s/>&lt;dbo:billed&gt; <text:s/>?b</text:p>
          </table:table-cell>
          <table:table-cell/>
        </table:table-row>
        <table:table-row table:style-name="ro1">
          <table:table-cell office:value-type="float" office:value="0.110204082" calcext:value-type="float">
            <text:p>0.11</text:p>
          </table:table-cell>
          <table:table-cell office:value-type="string" calcext:value-type="string">
            <text:p>?a <text:s/>&lt;dbo:birthPlace&gt; <text:s/>?f <text:s/>?b <text:s/>&lt;dbo:largestCity&gt; <text:s/>?f <text:s text:c="2"/>=&gt; ?a <text:s/>&lt;dbo:billed&gt; <text:s/>?b</text:p>
          </table:table-cell>
          <table:table-cell/>
        </table:table-row>
        <table:table-row table:style-name="ro1">
          <table:table-cell office:value-type="float" office:value="0.106481481" calcext:value-type="float">
            <text:p>0.11</text:p>
          </table:table-cell>
          <table:table-cell office:value-type="string" calcext:value-type="string">
            <text:p>?a <text:s/>&lt;dbo:birthPlace&gt; <text:s/>?e <text:s/>?e <text:s/>&lt;dbo:largestCity&gt; <text:s/>?b <text:s text:c="2"/>=&gt; ?a <text:s/>&lt;dbo:billed&gt; <text:s/>?b</text:p>
          </table:table-cell>
          <table:table-cell/>
        </table:table-row>
        <table:table-row table:style-name="ro1">
          <table:table-cell office:value-type="float" office:value="0.058309038" calcext:value-type="float">
            <text:p>0.06</text:p>
          </table:table-cell>
          <table:table-cell office:value-type="string" calcext:value-type="string">
            <text:p>?a <text:s/>&lt;dbo:assembly&gt; <text:s/>?e <text:s/>?e <text:s/>&lt;dbo:largestCity&gt; <text:s/>?b <text:s text:c="2"/>=&gt; ?a <text:s/>&lt;dbo:assembly&gt; <text:s/>?b</text:p>
          </table:table-cell>
          <table:table-cell/>
        </table:table-row>
        <table:table-row table:style-name="ro1">
          <table:table-cell office:value-type="float" office:value="0.041666667" calcext:value-type="float">
            <text:p>0.04</text:p>
          </table:table-cell>
          <table:table-cell office:value-type="string" calcext:value-type="string">
            <text:p>?b <text:s/>&lt;dbo:largestCity&gt; <text:s/>?f <text:s/>?a <text:s/>&lt;dbo:premierePlace&gt; <text:s/>?f <text:s text:c="2"/>=&gt; ?a <text:s/>&lt;dbo:premierePlace&gt; <text:s/>?b</text:p>
          </table:table-cell>
          <table:table-cell/>
        </table:table-row>
        <table:table-row table:style-name="ro1">
          <table:table-cell office:value-type="float" office:value="0.033233757" calcext:value-type="float">
            <text:p>0.03</text:p>
          </table:table-cell>
          <table:table-cell office:value-type="string" calcext:value-type="string">
            <text:p>?a <text:s/>&lt;dbo:country&gt; <text:s/>?f <text:s/>?f <text:s/>&lt;dbo:largestCity&gt; <text:s/>?b <text:s text:c="2"/>=&gt; ?a <text:s/>&lt;dbo:garrison&gt; <text:s/>?b</text:p>
          </table:table-cell>
          <table:table-cell/>
        </table:table-row>
        <table:table-row table:style-name="ro1">
          <table:table-cell office:value-type="float" office:value="0.025587467" calcext:value-type="float">
            <text:p>0.03</text:p>
          </table:table-cell>
          <table:table-cell office:value-type="string" calcext:value-type="string">
            <text:p>?b <text:s/>&lt;dbo:region&gt; <text:s/>?a <text:s text:c="2"/>=&gt; ?a <text:s/>&lt;dbo:largestCity&gt; <text:s/>?b</text:p>
          </table:table-cell>
          <table:table-cell/>
        </table:table-row>
        <table:table-row table:style-name="ro1">
          <table:table-cell office:value-type="float" office:value="0.02233324" calcext:value-type="float">
            <text:p>0.02</text:p>
          </table:table-cell>
          <table:table-cell office:value-type="string" calcext:value-type="string">
            <text:p>?b <text:s/>&lt;dbo:isPartOf&gt; <text:s/>?a <text:s text:c="2"/>=&gt; ?a <text:s/>&lt;dbo:largestCity&gt; <text:s/>?b</text:p>
          </table:table-cell>
          <table:table-cell/>
        </table:table-row>
        <table:table-row table:style-name="ro1">
          <table:table-cell office:value-type="float" office:value="0.00236247" calcext:value-type="float">
            <text:p>0.00</text:p>
          </table:table-cell>
          <table:table-cell office:value-type="string" calcext:value-type="string">
            <text:p>?a <text:s/>&lt;dbo:headquarter&gt; <text:s/>?f <text:s/>?f <text:s/>&lt;dbo:largestCity&gt; <text:s/>?b <text:s text:c="2"/>=&gt; ?a <text:s/>&lt;dbo:destination&gt; <text:s/>?b</text:p>
          </table:table-cell>
          <table:table-cell/>
        </table:table-row>
        <table:table-row table:style-name="ro1">
          <table:table-cell office:value-type="float" office:value="0.000222805" calcext:value-type="float">
            <text:p>0.00</text:p>
          </table:table-cell>
          <table:table-cell office:value-type="string" calcext:value-type="string">
            <text:p>?b <text:s/>&lt;dbo:country&gt; <text:s/>?a <text:s text:c="2"/>=&gt; ?a <text:s/>&lt;dbo:largestCity&gt; <text:s/>?b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?a <text:s/>&lt;dbo:deathPlace&gt; <text:s/>?f <text:s/>?f <text:s/>&lt;dbo:largestCity&gt; <text:s/>?b <text:s text:c="2"/>=&gt; ?a <text:s/>&lt;dbo:placeOfBurial&gt; <text:s/>?b</text:p>
          </table:table-cell>
          <table:table-cell/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1:Sheet1.C3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1:26:11.327835724</meta:creation-date>
    <dc:date>2018-04-05T11:29:20.805736735</dc:date>
    <meta:editing-duration>PT3M9S</meta:editing-duration>
    <meta:editing-cycles>1</meta:editing-cycles>
    <meta:document-statistic meta:table-count="1" meta:cell-count="62" meta:object-count="0"/>
    <meta:generator>LibreOffice/5.1.6.2$Linux_X86_64 LibreOffice_project/10m0$Build-2</meta:generator>
  </office:meta>
</office:document-meta>
</file>